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339" officeooo:paragraph-rsid="0018d339"/>
    </style:style>
    <style:style style:name="P2" style:family="paragraph" style:parent-style-name="Standard">
      <style:text-properties officeooo:rsid="001a2f92" officeooo:paragraph-rsid="001a2f92"/>
    </style:style>
    <style:style style:name="P3" style:family="paragraph" style:parent-style-name="Standard">
      <style:text-properties officeooo:rsid="001d11de" officeooo:paragraph-rsid="001d11de"/>
    </style:style>
    <style:style style:name="P4" style:family="paragraph" style:parent-style-name="Standard">
      <style:text-properties officeooo:rsid="001ea243" officeooo:paragraph-rsid="001ea243"/>
    </style:style>
    <style:style style:name="P5" style:family="paragraph" style:parent-style-name="Standard">
      <style:text-properties officeooo:rsid="001f7a76" officeooo:paragraph-rsid="001f7a76"/>
    </style:style>
    <style:style style:name="P6" style:family="paragraph" style:parent-style-name="Standard">
      <style:text-properties officeooo:rsid="00251f20" officeooo:paragraph-rsid="00251f20"/>
    </style:style>
    <style:style style:name="P7" style:family="paragraph" style:parent-style-name="Standard">
      <style:text-properties officeooo:rsid="00263126" officeooo:paragraph-rsid="00263126"/>
    </style:style>
    <style:style style:name="P8" style:family="paragraph" style:parent-style-name="Standard">
      <style:text-properties officeooo:rsid="00263126" officeooo:paragraph-rsid="00263126"/>
    </style:style>
    <style:style style:name="P9" style:family="paragraph" style:parent-style-name="Standard">
      <style:text-properties officeooo:rsid="002bf31c" officeooo:paragraph-rsid="002bf31c"/>
    </style:style>
    <style:style style:name="P10" style:family="paragraph" style:parent-style-name="Standard">
      <style:text-properties officeooo:rsid="002c4c90" officeooo:paragraph-rsid="002c4c90"/>
    </style:style>
    <style:style style:name="T1" style:family="text">
      <style:text-properties officeooo:rsid="00263126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8c45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<text:span text:style-name="T2"><text:s/></text:span><text:span text:style-name="T3">Assignment</text:span></text:p>
      <text:p text:style-name="P1"/>
      <text:p text:style-name="P1">Q. Write a SELECT query to retrive all columns from a ‘ customer’ table, and modify it to return only the customer name and email address for customers in a specific city.</text:p>
      <text:p text:style-name="P2">Ans.STEP1:- First we have to creat the Database for customer table:</text:p>
      <text:p text:style-name="P2"><text:s text:c="7"/>CREATE DATEBASE Customer</text:p>
      <text:p text:style-name="P2"><text:s text:c="5"/></text:p>
      <text:p text:style-name="P2"><text:s text:c="7"/>STEP 2:-then switch to the Database:</text:p>
      <text:p text:style-name="P2"><text:s text:c="8"/>USE Customer</text:p>
      <text:p text:style-name="P2"/>
      <text:p text:style-name="P2"><text:s text:c="6"/>STEP 3: <text:s text:c="4"/>After that creat the Customers Table:</text:p>
      <text:p text:style-name="P2"><text:s text:c="10"/>CREATE TABLE Customers(</text:p>
      <text:p text:style-name="P2"><text:s text:c="15"/>customer_id INT AUTO_INCREMENT PRIMARY KEY,</text:p>
      <text:p text:style-name="P2"><text:s text:c="15"/>customer_name VARCHAR(20),</text:p>
      <text:p text:style-name="P2"><text:s text:c="13"/>email_address VARCHAR(30),</text:p>
      <text:p text:style-name="P2"><text:s text:c="12"/>city VARCHAR(50)</text:p>
      <text:p text:style-name="P2"><text:s text:c="12"/>);</text:p>
      <text:p text:style-name="P2"><text:s text:c="5"/></text:p>
      <text:p text:style-name="P2"><text:s text:c="4"/>STEP 4:Then we Insert the values;</text:p>
      <text:p text:style-name="P2"><text:s text:c="9"/>INSERT INTO Customers( customer_name, email_address, city) VALUES</text:p>
      <text:p text:style-name="P2"><text:s text:c="11"/>('John', 'john123@example.com', 'New York'),</text:p>
      <text:p text:style-name="P2"><text:s text:c="11"/>('Jane', 'jane123@example.com', 'Los Angeles'),</text:p>
      <text:p text:style-name="P2"><text:s text:c="11"/>('Michael', 'michael123@example.com', 'Chicago');</text:p>
      <text:p text:style-name="P2"><text:s text:c="3"/></text:p>
      <text:p text:style-name="P2"/>
      <text:p text:style-name="P2">*Retrive all columns form a “Customers” Table:</text:p>
      <text:p text:style-name="P2"><text:s text:c="7"/>SELECT * FROM Customer;</text:p>
      <text:p text:style-name="P2"/>
      <text:p text:style-name="P2">* Wreit the SELECT Query;</text:p>
      <text:p text:style-name="P2"><text:s text:c="10"/>SELECT customer_name, email_address FROM Customer WHERW city =’New York’;</text:p>
      <text:p text:style-name="P2"/>
      <text:p text:style-name="P2"/>
      <text:p text:style-name="P2">This the Running Code For Customer table:</text:p>
      <text:p text:style-name="P2">CREATE DATABASE Customer;</text:p>
      <text:p text:style-name="P2">USE Customer;</text:p>
      <text:p text:style-name="P2"/>
      <text:p text:style-name="P2">CREATE TABLE Customers(</text:p>
      <text:p text:style-name="P2">customer_id INT AUTO_INCREMENT PRIMARY KEY,</text:p>
      <text:p text:style-name="P2">customer_name VARCHAR(20),</text:p>
      <text:p text:style-name="P2">email_address VARCHAR(30),</text:p>
      <text:p text:style-name="P2">city VARCHAR(50)</text:p>
      <text:p text:style-name="P2">);</text:p>
      <text:p text:style-name="P2"/>
      <text:p text:style-name="P2">INSERT INTO Customers( customer_name, email_address, city) VALUES</text:p>
      <text:p text:style-name="P2"><text:s text:c="2"/>('John', 'john123@example.com', 'New York'),</text:p>
      <text:p text:style-name="P2"><text:s text:c="2"/>('Jane', 'jane123@example.com', 'Los Angeles'),</text:p>
      <text:p text:style-name="P2"><text:s text:c="2"/>('Michael', 'michael123@example.com', 'Chicago');</text:p>
      <text:p text:style-name="P2"><text:s text:c="2"/></text:p>
      <text:p text:style-name="P2"><text:s text:c="2"/>select customer_name, email_address from Customers where city ='New York';</text:p>
      <text:p text:style-name="P2"><text:s text:c="6"/></text:p>
      <text:p text:style-name="P2"><text:s text:c="3"/>select *from Customers; <text:s text:c="2"/></text:p>
      <text:p text:style-name="P2"/>
      <text:p text:style-name="P2"><text:soft-page-break/></text:p>
      <text:p text:style-name="P2"/>
      <text:p text:style-name="P3">Q2. Craft a query using an INNER JOIN to combile ‘orders’ and ‘customer’ table for customers in a specofied region, and a LEFT JOINE to display all customers including those without orders.</text:p>
      <text:p text:style-name="P4">Ans.</text:p>
      <text:p text:style-name="P4"><text:s/>CREATE DATABASE Q2customer;</text:p>
      <text:p text:style-name="P4">USE Q2customer;</text:p>
      <text:p text:style-name="P4"/>
      <text:p text:style-name="P4"/>
      <text:p text:style-name="P4">CREATE TABLE customers(</text:p>
      <text:p text:style-name="P4">customer_id INT AUTO_INCREMENT PRIMARY KEY,</text:p>
      <text:p text:style-name="P4">customer_name VARCHAR(20),</text:p>
      <text:p text:style-name="P4">region VARCHAR(50)</text:p>
      <text:p text:style-name="P4">);</text:p>
      <text:p text:style-name="P4"/>
      <text:p text:style-name="P4">INSERT INTO customers( customer_name, regio) VALUES</text:p>
      <text:p text:style-name="P4"><text:s text:c="2"/>('John', 'New York'),</text:p>
      <text:p text:style-name="P4"><text:s text:c="2"/>('Jane','Los Angeles'),</text:p>
      <text:p text:style-name="P4"><text:s text:c="2"/>('Michael', 'Chicago');</text:p>
      <text:p text:style-name="P4"/>
      <text:p text:style-name="P4"><text:s text:c="2"/></text:p>
      <text:p text:style-name="P4"><text:s text:c="2"/>CREATE TABLE orders(</text:p>
      <text:p text:style-name="P4"><text:s text:c="4"/>order_id INT AUTO_INCREMENT PRIMARY KEY,</text:p>
      <text:p text:style-name="P4"><text:s text:c="4"/>customer_id INT,</text:p>
      <text:p text:style-name="P4"><text:s text:c="4"/>order_date DATE,</text:p>
      <text:p text:style-name="P4"><text:s text:c="4"/>amount DECIMAL(10,2),</text:p>
      <text:p text:style-name="P4"><text:s text:c="4"/>FOREIGN KEY(customer_id) REFERENCES customers(customer_id)</text:p>
      <text:p text:style-name="P4"><text:s text:c="4"/>);</text:p>
      <text:p text:style-name="P4"><text:s text:c="4"/></text:p>
      <text:p text:style-name="P4"><text:s text:c="4"/>INSERT INTO orders(customer_id, order_date, amount) VALUES</text:p>
      <text:p text:style-name="P4"><text:s text:c="4"/>(1, '2023-01-10', 150.00),</text:p>
      <text:p text:style-name="P4"><text:s text:c="4"/>(3, '2023-01-15', 200.00),</text:p>
      <text:p text:style-name="P4"><text:s text:c="4"/>(1, '2023-03-20', 100.00);</text:p>
      <text:p text:style-name="P4"><text:s text:c="4"/></text:p>
      <text:p text:style-name="P4"><text:s text:c="4"/>select c.customer_id, c.customer_name, c.regio, o.order_date, o.amount from customers c</text:p>
      <text:p text:style-name="P4"><text:s text:c="4"/>LEFT JOIN orders o ON c.customer_id = o.customer_id where c.regio = 'New York'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Q3. Utilize a subquery to find customers who have placed orders above the average order value, and write a UNION query to combile two SELECT statements with teh same numberof columns.</text:p>
      <text:p text:style-name="P5">Ans.</text:p>
      <text:p text:style-name="P5">CREATE DATABASE Q2customer;</text:p>
      <text:p text:style-name="P5">USE Q2customer;</text:p>
      <text:p text:style-name="P5"/>
      <text:p text:style-name="P5"/>
      <text:p text:style-name="P5">CREATE TABLE customers(</text:p>
      <text:p text:style-name="P5">customer_id INT AUTO_INCREMENT PRIMARY KEY,</text:p>
      <text:p text:style-name="P5">customer_name VARCHAR(20),</text:p>
      <text:p text:style-name="P5">region VARCHAR(50)</text:p>
      <text:p text:style-name="P5">);</text:p>
      <text:p text:style-name="P5"/>
      <text:p text:style-name="P5">INSERT INTO customers( customer_name, regio) VALUES</text:p>
      <text:p text:style-name="P5"><text:s text:c="2"/>('John', 'New York'),</text:p>
      <text:p text:style-name="P5"><text:s text:c="2"/>('Jane','Los Angeles'),</text:p>
      <text:p text:style-name="P5"><text:s text:c="2"/>('Michael', 'Chicago');</text:p>
      <text:p text:style-name="P5"/>
      <text:p text:style-name="P5"><text:s text:c="2"/></text:p>
      <text:p text:style-name="P5"><text:s text:c="2"/>CREATE TABLE orders(</text:p>
      <text:p text:style-name="P5"><text:s text:c="4"/>order_id INT AUTO_INCREMENT PRIMARY KEY,</text:p>
      <text:p text:style-name="P5"><text:s text:c="4"/>customer_id INT,</text:p>
      <text:p text:style-name="P5"><text:s text:c="4"/>order_date DATE,</text:p>
      <text:p text:style-name="P5"><text:s text:c="4"/>amount DECIMAL(10,2),</text:p>
      <text:p text:style-name="P5"><text:s text:c="4"/>FOREIGN KEY(customer_id) REFERENCES customers(customer_id)</text:p>
      <text:p text:style-name="P5"><text:s text:c="4"/>);</text:p>
      <text:p text:style-name="P5"><text:s text:c="4"/></text:p>
      <text:p text:style-name="P5"><text:s text:c="4"/>INSERT INTO orders(customer_id, order_date, amount) VALUES</text:p>
      <text:p text:style-name="P5"><text:s text:c="4"/>(1, '2023-01-10', 150.00),</text:p>
      <text:p text:style-name="P5"><text:s text:c="4"/>(3, '2023-01-15', 200.00),</text:p>
      <text:p text:style-name="P5"><text:s text:c="4"/>(1, '2023-03-20', 100.00);</text:p>
      <text:p text:style-name="P5"><text:s text:c="4"/></text:p>
      <text:p text:style-name="P5"><text:s text:c="3"/></text:p>
      <text:p text:style-name="P5"><text:s text:c="4"/>--Find the average order value</text:p>
      <text:p text:style-name="P5"><text:s text:c="4"/>select AVG(amount) AS avg_order_value from orders;</text:p>
      <text:p text:style-name="P5"><text:s text:c="4"/></text:p>
      <text:p text:style-name="P5"><text:s text:c="4"/>--Find customer who have placed order above the average ordre value </text:p>
      <text:p text:style-name="P5"><text:s text:c="4"/>select customer_id, customer_name from customers where customer_id IN(select o.customer_id from orders o where o.amount &gt; (select AVG(amount) from orders));</text:p>
      <text:p text:style-name="P5"><text:s text:c="4"/></text:p>
      <text:p text:style-name="P5"><text:s text:c="4"/>--UNION Query to combine two select statements</text:p>
      <text:p text:style-name="P5"><text:s text:c="4"/>select customer_id , customer_name from customers UNION select customer_id, order_date from orders;</text:p>
      <text:p text:style-name="P5"><text:s text:c="4"/></text:p>
      <text:p text:style-name="P5"><text:s text:c="4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Q4. Compose SQL statements to BEGIN a transaction, INSERT a new record into the ‘orders’ table, COMMIT the transaction, then UPDATE the ‘products’ <text:span text:style-name="T1">table, and ROLLBACK the transaction.</text:span></text:p>
      <text:p text:style-name="P7">Ans.CREATE DATABASE TRANSACTION;</text:p>
      <text:p text:style-name="P7">USE TRANSACTION;</text:p>
      <text:p text:style-name="P7"/>
      <text:p text:style-name="P7">CREATE TABLE orders(</text:p>
      <text:p text:style-name="P7"><text:s text:c="2"/>order_id INT AUTO_INCREMENT PRIMARY KEY,</text:p>
      <text:p text:style-name="P7"><text:s text:c="2"/>customer_id INT,</text:p>
      <text:p text:style-name="P7"><text:s text:c="2"/>order_date DATE,</text:p>
      <text:p text:style-name="P7"><text:s text:c="2"/>amount DECIMAL(10, 2)</text:p>
      <text:p text:style-name="P7"><text:s text:c="2"/>);</text:p>
      <text:p text:style-name="P7">INSERT INTO orders(customer_id, order_date, amount)VALUES</text:p>
      <text:p text:style-name="P7"><text:s text:c="3"/>(1, '2024-06-15', 250.00),</text:p>
      <text:p text:style-name="P7"><text:s text:c="3"/>(2, '2024-06-16', 180.00),</text:p>
      <text:p text:style-name="P7"><text:s text:c="3"/>(1, '2024-06-17', 300.00),</text:p>
      <text:p text:style-name="P7"><text:s text:c="3"/>(2, '2024-06-18', 150.75);</text:p>
      <text:p text:style-name="P7"><text:s text:c="3"/></text:p>
      <text:p text:style-name="P7"><text:s text:c="3"/></text:p>
      <text:p text:style-name="P7"><text:s text:c="2"/></text:p>
      <text:p text:style-name="P7">CREATE TABLE products(</text:p>
      <text:p text:style-name="P7"><text:s text:c="2"/>product_id INT AUTO_INCREMENT PRIMARY KEY,</text:p>
      <text:p text:style-name="P7"><text:s text:c="2"/>product_name VARCHAR(100),</text:p>
      <text:p text:style-name="P7"><text:s text:c="2"/>price DECIMAL(10, 2)</text:p>
      <text:p text:style-name="P7">); <text:s/></text:p>
      <text:p text:style-name="P7">INSERT INTO products(product_name, price)VALUES</text:p>
      <text:p text:style-name="P7"><text:s text:c="2"/>('Pproduct A', 49.99),</text:p>
      <text:p text:style-name="P7"><text:s text:c="3"/>('Pproduct B', 99.50),</text:p>
      <text:p text:style-name="P7"><text:s text:c="4"/>('Pproduct C', 149.00),</text:p>
      <text:p text:style-name="P7"><text:s text:c="5"/>('Pproduct D', 199.99);</text:p>
      <text:p text:style-name="P7"><text:s text:c="5"/></text:p>
      <text:p text:style-name="P7"><text:s text:c="5"/></text:p>
      <text:p text:style-name="P7"><text:s text:c="2"/>BEGIN TRANSACTION</text:p>
      <text:p text:style-name="P7"><text:s text:c="2"/>INSERT INTO orders (customer_id, order_date, amount) VALUES</text:p>
      <text:p text:style-name="P7"><text:s text:c="4"/>(123, '2024-06-15', 250.00);</text:p>
      <text:p text:style-name="P7"><text:s text:c="5"/>COMMI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Q5.Create the Database for Library system.</text:p>
      <text:p text:style-name="P9">Ans.</text:p>
      <text:p text:style-name="P9">CREATE DATABASE libsystem;</text:p>
      <text:p text:style-name="P9"/>
      <text:p text:style-name="P9">USE libsystem;</text:p>
      <text:p text:style-name="P9"/>
      <text:p text:style-name="P9">CREATE TABLE Books (</text:p>
      <text:p text:style-name="P9"><text:s text:c="4"/>BookID INT AUTO_INCREMENT PRIMARY KEY,</text:p>
      <text:p text:style-name="P9"><text:s text:c="4"/>Title VARCHAR(255),</text:p>
      <text:p text:style-name="P9"><text:s text:c="4"/>Author VARCHAR(255),</text:p>
      <text:p text:style-name="P9"><text:s text:c="4"/>ISBN VARCHAR(50),</text:p>
      <text:p text:style-name="P9"><text:s text:c="4"/>Genre VARCHAR(100),</text:p>
      <text:p text:style-name="P9"><text:s text:c="4"/>Quantity INT,</text:p>
      <text:p text:style-name="P9"><text:s text:c="4"/>AvailableQuantity INT</text:p>
      <text:p text:style-name="P9">);</text:p>
      <text:p text:style-name="P9">INSERT INTO Books (Title, Author, ISBN, Genre, Quantity, AvailableQuantity)VALUES </text:p>
      <text:p text:style-name="P9"><text:s text:c="7"/>('To Kill a Mockingbird', 'Harper Lee', '9780061120084', 'Fiction', 5, 5),</text:p>
      <text:p text:style-name="P9"><text:s text:c="7"/>('1984', 'George Orwell', '9780451524935', 'Science Fiction', 3, 3),</text:p>
      <text:p text:style-name="P9"><text:s text:c="7"/>('The Catcher in the Rye', 'J.D. Salinger', '9780316769488', 'Fiction', 4, 4),</text:p>
      <text:p text:style-name="P9"><text:s text:c="7"/>('Pride and Prejudice', 'Jane Austen', '9780141439518', 'Romance', 6, 6),</text:p>
      <text:p text:style-name="P9"><text:s text:c="7"/>('The Great Gatsby', 'F. Scott Fitzgerald', '9780743273565', 'Fiction', 7, 7);</text:p>
      <text:p text:style-name="P9"/>
      <text:p text:style-name="P9">CREATE TABLE Members (</text:p>
      <text:p text:style-name="P9"><text:s text:c="4"/>MemberID INT AUTO_INCREMENT PRIMARY KEY,</text:p>
      <text:p text:style-name="P9"><text:s text:c="4"/>Name VARCHAR(100),</text:p>
      <text:p text:style-name="P9"><text:s text:c="4"/>Email VARCHAR(255),</text:p>
      <text:p text:style-name="P9"><text:s text:c="4"/>Address VARCHAR(255)</text:p>
      <text:p text:style-name="P9">);</text:p>
      <text:p text:style-name="P9">INSERT INTO Members (Name, Email, Address)VALUES </text:p>
      <text:p text:style-name="P9"><text:s text:c="7"/>('John Doe', 'john.doe@example.com', '123 Main St, Anytown'),</text:p>
      <text:p text:style-name="P9"><text:s text:c="7"/>('Jane Smith', 'jane.smith@example.com', '456 Oak St, Anycity'),</text:p>
      <text:p text:style-name="P9"><text:s text:c="7"/>('Alice Johnson', 'alice.johnson@example.com', '789 Elm St, Anyvillage');</text:p>
      <text:p text:style-name="P9"/>
      <text:p text:style-name="P9">CREATE TABLE Borrowing (</text:p>
      <text:p text:style-name="P9"><text:s text:c="4"/>BorrowID INT AUTO_INCREMENT PRIMARY KEY,</text:p>
      <text:p text:style-name="P9"><text:s text:c="4"/>MemberID INT,</text:p>
      <text:p text:style-name="P9"><text:s text:c="4"/>BookID INT,</text:p>
      <text:p text:style-name="P9"><text:s text:c="4"/>BorrowDate DATE,</text:p>
      <text:p text:style-name="P9"><text:s text:c="4"/>ReturnDate DATE,</text:p>
      <text:p text:style-name="P9"><text:s text:c="4"/>FOREIGN KEY (MemberID) REFERENCES Members(MemberID),</text:p>
      <text:p text:style-name="P9"><text:s text:c="4"/>FOREIGN KEY (BookID) REFERENCES Books(BookID)</text:p>
      <text:p text:style-name="P9">);</text:p>
      <text:p text:style-name="P9">INSERT INTO Borrowing (MemberID, BookID, BorrowDate, ReturnDate)VALUES </text:p>
      <text:p text:style-name="P9"><text:s text:c="7"/>(1, 1, '2024-06-01', '2024-06-15'),</text:p>
      <text:p text:style-name="P9"><text:s text:c="7"/>(2, 3, '2024-06-05', NULL),</text:p>
      <text:p text:style-name="P9"><text:s text:c="7"/>(3, 5, '2024-06-10', NULL);</text:p>
      <text:p text:style-name="P9"/>
      <text:p text:style-name="P9">CREATE TABLE Reservation (</text:p>
      <text:p text:style-name="P9"><text:s text:c="4"/>ReservationID INT AUTO_INCREMENT PRIMARY KEY,</text:p>
      <text:p text:style-name="P9"><text:s text:c="4"/>MemberID INT,</text:p>
      <text:p text:style-name="P9"><text:s text:c="4"/>BookID INT,</text:p>
      <text:p text:style-name="P9"><text:s text:c="4"/>ReservationDate DATE,</text:p>
      <text:p text:style-name="P9"><text:soft-page-break/><text:s text:c="4"/>FOREIGN KEY (MemberID) REFERENCES Members(MemberID),</text:p>
      <text:p text:style-name="P9"><text:s text:c="4"/>FOREIGN KEY (BookID) REFERENCES Books(BookID)</text:p>
      <text:p text:style-name="P9">);</text:p>
      <text:p text:style-name="P9">INSERT INTO Reservation (MemberID, BookID, ReservationDate)VALUES </text:p>
      <text:p text:style-name="P9"><text:s text:c="7"/>(1, 2, '2024-06-08'),</text:p>
      <text:p text:style-name="P9"><text:s text:c="7"/>(3, 4, '2024-06-12');</text:p>
      <text:p text:style-name="P9"><text:s text:c="7"/></text:p>
      <text:p text:style-name="P9"><text:s text:c="7"/>select *from Reservation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Q6. Create the Database for E-commerce site.</text:p>
      <text:p text:style-name="P10">Ans.CREATE DATABASE Ecommerce;</text:p>
      <text:p text:style-name="P10"><text:s/>USE Ecommerce;</text:p>
      <text:p text:style-name="P10">CREATE TABLE Users (</text:p>
      <text:p text:style-name="P10"><text:s text:c="3"/>user_id INT PRIMARY KEY AUTO_INCREMENT,</text:p>
      <text:p text:style-name="P10"><text:s text:c="3"/>username VARCHAR(50) NOT NULL UNIQUE,</text:p>
      <text:p text:style-name="P10"><text:s text:c="3"/>password VARCHAR(100) NOT NULL,</text:p>
      <text:p text:style-name="P10"><text:s text:c="3"/>email VARCHAR(100) NOT NULL UNIQUE,</text:p>
      <text:p text:style-name="P10"><text:s text:c="3"/>first_name VARCHAR(50),</text:p>
      <text:p text:style-name="P10"><text:s text:c="3"/>last_name VARCHAR(50),</text:p>
      <text:p text:style-name="P10"><text:s text:c="3"/>address VARCHAR(255),</text:p>
      <text:p text:style-name="P10"><text:s text:c="3"/>phone VARCHAR(15),</text:p>
      <text:p text:style-name="P10"><text:s text:c="3"/>created_at TIMESTAMP DEFAULT CURRENT_TIMESTAMP</text:p>
      <text:p text:style-name="P10">);</text:p>
      <text:p text:style-name="P10">INSERT INTO Users (username, password, email, first_name, last_name, address, phone) VALUES</text:p>
      <text:p text:style-name="P10">('john_doe', 'password123', 'john@example.com', 'John', 'Doe', '123 Main St, Springfield', '555-1234'),</text:p>
      <text:p text:style-name="P10">('jane_smith', 'password456', 'jane@example.com', 'Jane', 'Smith', '456 Elm St, Shelbyville', '555-5678');</text:p>
      <text:p text:style-name="P10"/>
      <text:p text:style-name="P10"/>
      <text:p text:style-name="P10">CREATE TABLE Products (</text:p>
      <text:p text:style-name="P10"><text:s text:c="3"/>product_id INT PRIMARY KEY AUTO_INCREMENT,</text:p>
      <text:p text:style-name="P10"><text:s text:c="3"/>name VARCHAR(100) NOT NULL,</text:p>
      <text:p text:style-name="P10"><text:s text:c="3"/>description TEXT,</text:p>
      <text:p text:style-name="P10"><text:s text:c="3"/>price DECIMAL(10, 2) NOT NULL,</text:p>
      <text:p text:style-name="P10"><text:s text:c="3"/>stock_quantity INT NOT NULL,</text:p>
      <text:p text:style-name="P10"><text:s text:c="3"/>category_id INT,</text:p>
      <text:p text:style-name="P10"><text:s text:c="3"/>created_at TIMESTAMP DEFAULT CURRENT_TIMESTAMP,</text:p>
      <text:p text:style-name="P10"><text:s text:c="3"/>FOREIGN KEY (category_id) REFERENCES Categories(category_id)</text:p>
      <text:p text:style-name="P10">);</text:p>
      <text:p text:style-name="P10">INSERT INTO Products (name, description, price, stock_quantity, category_id) VALUES</text:p>
      <text:p text:style-name="P10">('Smartphone', 'Latest model smartphone', 699.99, 50, 1),</text:p>
      <text:p text:style-name="P10">('Laptop', 'High performance laptop', 999.99, 30, 1),</text:p>
      <text:p text:style-name="P10">('T-shirt', 'Cotton t-shirt', 19.99, 100, 3);</text:p>
      <text:p text:style-name="P10"/>
      <text:p text:style-name="P10"/>
      <text:p text:style-name="P10">CREATE TABLE Categories (</text:p>
      <text:p text:style-name="P10"><text:s text:c="3"/>category_id INT PRIMARY KEY AUTO_INCREMENT,</text:p>
      <text:p text:style-name="P10"><text:s text:c="3"/>name VARCHAR(50) NOT NULL UNIQUE,</text:p>
      <text:p text:style-name="P10"><text:s text:c="3"/>description TEXT</text:p>
      <text:p text:style-name="P10"><text:s text:c="3"/>);</text:p>
      <text:p text:style-name="P10"><text:s text:c="3"/>INSERT INTO Categories (name, description) VALUES</text:p>
      <text:p text:style-name="P10">('Electronics', 'Electronic devices and gadgets'),</text:p>
      <text:p text:style-name="P10">('Books', 'Various kinds of books'),</text:p>
      <text:p text:style-name="P10">('Clothing', 'Men and women clothing');</text:p>
      <text:p text:style-name="P10"/>
      <text:p text:style-name="P10"/>
      <text:p text:style-name="P10">CREATE TABLE Categories (</text:p>
      <text:p text:style-name="P10"><text:s text:c="3"/>category_id INT PRIMARY KEY AUTO_INCREMENT,</text:p>
      <text:p text:style-name="P10"><text:s text:c="3"/>name VARCHAR(50) NOT NULL UNIQUE,</text:p>
      <text:p text:style-name="P10"><text:s text:c="3"/>description TEXT</text:p>
      <text:p text:style-name="P10"><text:soft-page-break/>);</text:p>
      <text:p text:style-name="P10"/>
      <text:p text:style-name="P10"/>
      <text:p text:style-name="P10">CREATE TABLE Orders (</text:p>
      <text:p text:style-name="P10"><text:s text:c="3"/>order_id INT PRIMARY KEY AUTO_INCREMENT,</text:p>
      <text:p text:style-name="P10"><text:s text:c="3"/>user_id INT NOT NULL,</text:p>
      <text:p text:style-name="P10"><text:s text:c="3"/>order_date TIMESTAMP DEFAULT CURRENT_TIMESTAMP,</text:p>
      <text:p text:style-name="P10"><text:s text:c="3"/>status ENUM('pending', 'shipped', 'delivered', 'canceled') DEFAULT 'pending',</text:p>
      <text:p text:style-name="P10"><text:s text:c="3"/>total_amount DECIMAL(10, 2) NOT NULL,</text:p>
      <text:p text:style-name="P10"><text:s text:c="3"/>shipping_address VARCHAR(255),</text:p>
      <text:p text:style-name="P10"><text:s text:c="3"/>FOREIGN KEY (user_id) REFERENCES Users(user_id)</text:p>
      <text:p text:style-name="P10">);</text:p>
      <text:p text:style-name="P10">INSERT INTO Orders (user_id, status, total_amount, shipping_address) VALUES</text:p>
      <text:p text:style-name="P10">(1, 'pending', 700.0, '123 Main St, Springfield'),</text:p>
      <text:p text:style-name="P10">(2, 'pending', 199.0, '456 Elm St, Shelbyville');</text:p>
      <text:p text:style-name="P10"/>
      <text:p text:style-name="P10"/>
      <text:p text:style-name="P10"/>
      <text:p text:style-name="P10">CREATE TABLE Order_Items (</text:p>
      <text:p text:style-name="P10"><text:s text:c="3"/>order_item_id INT PRIMARY KEY AUTO_INCREMENT,</text:p>
      <text:p text:style-name="P10"><text:s text:c="3"/>order_id INT NOT NULL,</text:p>
      <text:p text:style-name="P10"><text:s text:c="3"/>product_id INT NOT NULL,</text:p>
      <text:p text:style-name="P10"><text:s text:c="3"/>quantity INT NOT NULL,</text:p>
      <text:p text:style-name="P10"><text:s text:c="3"/>price DECIMAL(10, 2) NOT NULL,</text:p>
      <text:p text:style-name="P10"><text:s text:c="4"/>FOREIGN KEY (order_id) REFERENCES Orders(order_id),</text:p>
      <text:p text:style-name="P10"><text:s text:c="3"/>FOREIGN KEY (product_id) REFERENCES Products(product_id)</text:p>
      <text:p text:style-name="P10">);</text:p>
      <text:p text:style-name="P10">INSERT INTO Order_Items (order_id, product_id, quantity, price) VALUES</text:p>
      <text:p text:style-name="P10">(1, 1, 1, 699.99),</text:p>
      <text:p text:style-name="P10">(2, 2, 1, 19.99),</text:p>
      <text:p text:style-name="P10">(3, 3, 1, 19.99);</text:p>
      <text:p text:style-name="P10">select * from Order_items join Products on products.product_id = Order_items.product_id;</text:p>
      <text:p text:style-name="P10"/>
      <text:p text:style-name="P10">CREATE TABLE Payments (</text:p>
      <text:p text:style-name="P10"><text:s text:c="3"/>payment_id INT PRIMARY KEY AUTO_INCREMENT,</text:p>
      <text:p text:style-name="P10"><text:s text:c="3"/>order_id INT NOT NULL,</text:p>
      <text:p text:style-name="P10"><text:s text:c="3"/>payment_date TIMESTAMP DEFAULT CURRENT_TIMESTAMP,</text:p>
      <text:p text:style-name="P10"><text:s text:c="3"/>amount DECIMAL(10, 2) NOT NULL,</text:p>
      <text:p text:style-name="P10"><text:s text:c="3"/>payment_method ENUM('credit_card', 'debit_card', 'paypal', 'cash_on_delivery') NOT NULL,</text:p>
      <text:p text:style-name="P10"><text:s text:c="3"/>FOREIGN KEY (order_id) REFERENCES Orders(order_id)</text:p>
      <text:p text:style-name="P10">);</text:p>
      <text:p text:style-name="P10"/>
      <text:p text:style-name="P10">INSERT INTO Payments (order_id, amount, payment_method) VALUES</text:p>
      <text:p text:style-name="P10">(1, 700, 'credit_card'),</text:p>
      <text:p text:style-name="P10">(2, 199, 'paypal');</text:p>
      <text:p text:style-name="P10"/>
      <text:p text:style-name="P10">select * from Users;</text:p>
      <text:p text:style-name="P10"/>
      <text:p text:style-name="P10">select *from Products;</text:p>
      <text:p text:style-name="P10"/>
      <text:p text:style-name="P10">select *from Categories;</text:p>
      <text:p text:style-name="P10"/>
      <text:p text:style-name="P10"><text:soft-page-break/>select *from Orders;</text:p>
      <text:p text:style-name="P10"/>
      <text:p text:style-name="P10">--Count order status</text:p>
      <text:p text:style-name="P10">select status, COUNT(*) AS order_count from Orders </text:p>
      <text:p text:style-name="P10">GROUP BY status;</text:p>
      <text:p text:style-name="P10"/>
      <text:p text:style-name="P10">--Total revenu by payment method</text:p>
      <text:p text:style-name="P10">select payment_method, SUM(amount) AS total_revenu from Payments</text:p>
      <text:p text:style-name="P10">GROUP BY payment_method;</text:p>
      <text:p text:style-name="P10"/>
      <text:p text:style-name="P10">--Average order value</text:p>
      <text:p text:style-name="P10">select AVG(total_amount) AS average_order_value from Orders;</text:p>
      <text:p text:style-name="P10"/>
      <text:p text:style-name="P10">--Total Number of orders by status</text:p>
      <text:p text:style-name="P10">select status, COUNT(*) AS total_orders from Orders </text:p>
      <text:p text:style-name="P10">GROUP BY status;</text:p>
      <text:p text:style-name="P10"/>
      <text:p text:style-name="P10">--payment method</text:p>
      <text:p text:style-name="P10">select * from Payments Where payment_method in('credit_card', 'paypal')</text:p>
      <text:p text:style-name="P10"/>
      <text:p text:style-name="P10">select count(*) from Orders where status= 'pending';</text:p>
      <text:p text:style-name="P10"/>
      <text:p text:style-name="P10">select total_amount from Orders where Orders.user_id= User.user_id;</text:p>
      <text:p text:style-name="P10"/>
      <text:p text:style-name="P10"/>
      <text:p text:style-name="P10">--Modify the data type of a Column</text:p>
      <text:p text:style-name="P10">AFTER TABLE Userd</text:p>
      <text:p text:style-name="P10">ADD COLUMN phone VARCHAR(20);</text:p>
      <text:p text:style-name="P10"/>
      <text:p text:style-name="P10">--Rename a column in the categories table</text:p>
      <text:p text:style-name="P10">AFTER TABLE Categories CHANGE COLUMN name TO category_name ;</text:p>
      <text:p text:style-name="P10"/>
      <text:p text:style-name="P10">--Update the price of product</text:p>
      <text:p text:style-name="P10">UPDATE products SET price =749.99 WHERW product_id =1;</text:p>
      <text:p text:style-name="P10"/>
      <text:p text:style-name="P10">--Mark an order as shipped</text:p>
      <text:p text:style-name="P10">UPDATE orders SET status = 'shipped' WHERE order_id =1;</text:p>
      <text:p text:style-name="P10"/>
      <text:p text:style-name="P10">--Add foreign key to the order table</text:p>
      <text:p text:style-name="P10">ALTER TABLE Orders ADD CONSTRAINT fk_user_id FOREIGN KEY (user_id) REFERENCES Users(user_id);</text:p>
      <text:p text:style-name="P10">select * from Orders;</text:p>
      <text:p text:style-name="P10"/>
      <text:p text:style-name="P10">--Add a new column dob in Users</text:p>
      <text:p text:style-name="P10">ALTER TABLE Users ADD COLUMN date_of_birth DATE;</text:p>
      <text:p text:style-name="P10">select * from Users</text:p>
      <text:p text:style-name="P10"/>
      <text:p text:style-name="P10">--Update the email Addree of a user</text:p>
      <text:p text:style-name="P10">UPDATE User SET email = 'new_email@example.com' Where user_id =2;</text:p>
      <text:p text:style-name="P10"/>
      <text:p text:style-name="P10">--Mark an order as ashipped</text:p>
      <text:p text:style-name="P10">UPDATE Orders SET status = 'shipped' WHERE irder_id =1;</text:p>
      <text:p text:style-name="P10"><text:soft-page-break/></text:p>
      <text:p text:style-name="P10">select * from Orders join Users on Users.user_id= Orders.user_id;</text:p>
      <text:p text:style-name="P10"/>
      <text:p text:style-name="P10">select * from Order_items join products on products.product_id = Order_items.product_id;</text:p>
      <text:p text:style-name="P10"/>
      <text:p text:style-name="P10">CREATE VIEW Active_Users_View AS select user_id , username, email from Users where active=1;</text:p>
      <text:p text:style-name="P10"/>
      <text:p text:style-name="P10">CREATE VIEW Product_Details_View AS SELECT p.product_id, p.name AS product_name, p.description AS product_description, p.proce, p.stock_queantity, c.name AS category_name</text:p>
      <text:p text:style-name="P10">from Products p</text:p>
      <text:p text:style-name="P10">JOIN Categories c ON p.category_id = c.category_id;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0:44:50.702912990</meta:creation-date>
    <dc:date>2024-06-30T17:57:40.485192715</dc:date>
    <meta:editing-duration>PT19H22M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0" meta:paragraph-count="323" meta:word-count="1457" meta:character-count="12053" meta:non-whitespace-character-count="10061"/>
  </office:meta>
</office:document-meta>
</file>